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40"/>
    <style:style style:name="ce5" style:family="table-cell" style:parent-style-name="Default" style:data-style-name="N40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Coupon</text:p>
          </table:table-cell>
          <table:table-cell office:value-type="float" office:value="4.625" calcext:value-type="float">
            <text:p>4.62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endement</text:p>
          </table:table-cell>
          <table:table-cell table:formula="of:=0.1507" office:value-type="float" office:value="0.1507" calcext:value-type="float">
            <text:p>0.1507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#Jour</text:p>
          </table:table-cell>
          <table:table-cell office:value-type="string" calcext:value-type="string">
            <text:p>Nb années</text:p>
          </table:table-cell>
          <table:table-cell office:value-type="string" calcext:value-type="string">
            <text:p>CashFlow</text:p>
          </table:table-cell>
          <table:table-cell office:value-type="string" calcext:value-type="string">
            <text:p>Facteur Actu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date" office:date-value="2027-03-30" calcext:value-type="date">
            <text:p>Mar 30, 2027</text:p>
          </table:table-cell>
          <table:table-cell table:formula="of:=WEEKDAY([.A5])" office:value-type="float" office:value="3" calcext:value-type="float">
            <text:p>3</text:p>
          </table:table-cell>
          <table:table-cell table:formula="of:=[.C6]+1" office:value-type="float" office:value="6" calcext:value-type="float">
            <text:p>6</text:p>
          </table:table-cell>
          <table:table-cell table:formula="of:=100+[.B1]" office:value-type="float" office:value="104.625" calcext:value-type="float">
            <text:p>104.625</text:p>
          </table:table-cell>
          <table:table-cell table:formula="of:=POWER(1+[.$B$2]/100;-[.C5])" office:value-type="float" office:value="0.991005501018546" calcext:value-type="float">
            <text:p>0.991005501018546</text:p>
          </table:table-cell>
          <table:table-cell table:formula="of:=[.D5]*[.E5]" office:value-type="float" office:value="103.683950544065" calcext:value-type="float">
            <text:p>103.683950544065</text:p>
          </table:table-cell>
        </table:table-row>
        <table:table-row table:style-name="ro1">
          <table:table-cell table:formula="of:=EDATE([.A5];-12)" office:value-type="date" office:date-value="2026-03-30" calcext:value-type="date">
            <text:p>Mar 30, 2026</text:p>
          </table:table-cell>
          <table:table-cell table:formula="of:=WEEKDAY([.A6])" office:value-type="float" office:value="2" calcext:value-type="float">
            <text:p>2</text:p>
          </table:table-cell>
          <table:table-cell table:formula="of:=[.C7]+1" office:value-type="float" office:value="5" calcext:value-type="float">
            <text:p>5</text:p>
          </table:table-cell>
          <table:table-cell table:formula="of:=[.$B$1]" office:value-type="float" office:value="4.625" calcext:value-type="float">
            <text:p>4.625</text:p>
          </table:table-cell>
          <table:table-cell table:formula="of:=POWER(1+[.$B$2]/100;-[.C6])" office:value-type="float" office:value="0.99249894630858" calcext:value-type="float">
            <text:p>0.99249894630858</text:p>
          </table:table-cell>
          <table:table-cell table:formula="of:=[.D6]*[.E6]" office:value-type="float" office:value="4.59030762667718" calcext:value-type="float">
            <text:p>4.59030762667718</text:p>
          </table:table-cell>
        </table:table-row>
        <table:table-row table:style-name="ro1">
          <table:table-cell table:formula="of:=EDATE([.A6];-12)" office:value-type="date" office:date-value="2025-03-30" calcext:value-type="date">
            <text:p>Mar 30, 2025</text:p>
          </table:table-cell>
          <table:table-cell table:formula="of:=WEEKDAY([.A7])" office:value-type="float" office:value="1" calcext:value-type="float">
            <text:p>1</text:p>
          </table:table-cell>
          <table:table-cell table:formula="of:=[.C8]+1" office:value-type="float" office:value="4" calcext:value-type="float">
            <text:p>4</text:p>
          </table:table-cell>
          <table:table-cell table:formula="of:=[.$B$1]" office:value-type="float" office:value="4.625" calcext:value-type="float">
            <text:p>4.625</text:p>
          </table:table-cell>
          <table:table-cell table:formula="of:=POWER(1+[.$B$2]/100;-[.C7])" office:value-type="float" office:value="0.993994642220667" calcext:value-type="float">
            <text:p>0.993994642220667</text:p>
          </table:table-cell>
          <table:table-cell table:formula="of:=[.D7]*[.E7]" office:value-type="float" office:value="4.59722522027059" calcext:value-type="float">
            <text:p>4.59722522027059</text:p>
          </table:table-cell>
        </table:table-row>
        <table:table-row table:style-name="ro1">
          <table:table-cell table:formula="of:=EDATE([.A7];-12)" office:value-type="date" office:date-value="2024-03-30" calcext:value-type="date">
            <text:p>Mar 30, 2024</text:p>
          </table:table-cell>
          <table:table-cell table:formula="of:=WEEKDAY([.A8])" office:value-type="float" office:value="7" calcext:value-type="float">
            <text:p>7</text:p>
          </table:table-cell>
          <table:table-cell table:formula="of:=[.C9]+1" office:value-type="float" office:value="3" calcext:value-type="float">
            <text:p>3</text:p>
          </table:table-cell>
          <table:table-cell table:formula="of:=[.$B$1]" office:value-type="float" office:value="4.625" calcext:value-type="float">
            <text:p>4.625</text:p>
          </table:table-cell>
          <table:table-cell table:formula="of:=POWER(1+[.$B$2]/100;-[.C8])" office:value-type="float" office:value="0.995492592146494" calcext:value-type="float">
            <text:p>0.995492592146494</text:p>
          </table:table-cell>
          <table:table-cell table:formula="of:=[.D8]*[.E8]" office:value-type="float" office:value="4.60415323867753" calcext:value-type="float">
            <text:p>4.60415323867753</text:p>
          </table:table-cell>
        </table:table-row>
        <table:table-row table:style-name="ro1">
          <table:table-cell table:formula="of:=EDATE([.A8];-12)" office:value-type="date" office:date-value="2023-03-30" calcext:value-type="date">
            <text:p>Mar 30, 2023</text:p>
          </table:table-cell>
          <table:table-cell table:formula="of:=WEEKDAY([.A9])" office:value-type="float" office:value="5" calcext:value-type="float">
            <text:p>5</text:p>
          </table:table-cell>
          <table:table-cell table:formula="of:=[.C10]+1" office:value-type="float" office:value="2" calcext:value-type="float">
            <text:p>2</text:p>
          </table:table-cell>
          <table:table-cell table:formula="of:=[.$B$1]" office:value-type="float" office:value="4.625" calcext:value-type="float">
            <text:p>4.625</text:p>
          </table:table-cell>
          <table:table-cell table:formula="of:=POWER(1+[.$B$2]/100;-[.C9])" office:value-type="float" office:value="0.996992799482859" calcext:value-type="float">
            <text:p>0.996992799482859</text:p>
          </table:table-cell>
          <table:table-cell table:formula="of:=[.D9]*[.E9]" office:value-type="float" office:value="4.61109169760822" calcext:value-type="float">
            <text:p>4.61109169760822</text:p>
          </table:table-cell>
        </table:table-row>
        <table:table-row table:style-name="ro1">
          <table:table-cell table:formula="of:=EDATE([.A9];-12)" office:value-type="date" office:date-value="2022-03-30" calcext:value-type="date">
            <text:p>Mar 30, 2022</text:p>
          </table:table-cell>
          <table:table-cell table:formula="of:=WEEKDAY([.A10])" office:value-type="float" office:value="4" calcext:value-type="float">
            <text:p>4</text:p>
          </table:table-cell>
          <table:table-cell table:formula="of:=[.C11]+1" office:value-type="float" office:value="1" calcext:value-type="float">
            <text:p>1</text:p>
          </table:table-cell>
          <table:table-cell table:formula="of:=[.$B$1]" office:value-type="float" office:value="4.625" calcext:value-type="float">
            <text:p>4.625</text:p>
          </table:table-cell>
          <table:table-cell table:formula="of:=POWER(1+[.$B$2]/100;-[.C10])" office:value-type="float" office:value="0.998495267631679" calcext:value-type="float">
            <text:p>0.998495267631679</text:p>
          </table:table-cell>
          <table:table-cell table:formula="of:=[.D10]*[.E10]" office:value-type="float" office:value="4.61804061279652" calcext:value-type="float">
            <text:p>4.61804061279652</text:p>
          </table:table-cell>
        </table:table-row>
        <table:table-row table:style-name="ro1">
          <table:table-cell table:formula="of:=EDATE([.A10];-12)" office:value-type="date" office:date-value="2021-03-30" calcext:value-type="date">
            <text:p>Mar 30, 2021</text:p>
          </table:table-cell>
          <table:table-cell table:formula="of:=WEEKDAY([.A1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$B$1]" office:value-type="float" office:value="4.625" calcext:value-type="float">
            <text:p>4.625</text:p>
          </table:table-cell>
          <table:table-cell table:formula="of:=POWER(1+[.$B$2]/100;-[.C11])" office:value-type="float" office:value="1" calcext:value-type="float">
            <text:p>1</text:p>
          </table:table-cell>
          <table:table-cell table:formula="of:=[.D11]*[.E11]" office:value-type="float" office:value="4.625" calcext:value-type="float">
            <text:p>4.625</text:p>
          </table:table-cell>
        </table:table-row>
        <table:table-row table:style-name="ro1">
          <table:table-cell table:formula="of:=EDATE([.A11];-12)" office:value-type="date" office:date-value="2020-03-30" calcext:value-type="date">
            <text:p>Mar 30, 2020</text:p>
          </table:table-cell>
          <table:table-cell table:formula="of:=WEEKDAY([.A12])" office:value-type="float" office:value="2" calcext:value-type="float">
            <text:p>2</text:p>
          </table:table-cell>
          <table:table-cell table:number-columns-repeated="3"/>
          <table:table-cell table:style-name="ce3" table:formula="of:=SUM([.F5:.F11])" office:value-type="float" office:value="131.329768940095" calcext:value-type="float">
            <text:p>131.32976894009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mule</text:p>
          </table:table-cell>
          <table:table-cell office:value-type="string" calcext:value-type="string">
            <text:p>PV Cp</text:p>
          </table:table-cell>
          <table:table-cell table:formula="of:=([.B1]/[.B2])*(1-[.C15]/100)*100" office:value-type="float" office:value="27.6042188382394" calcext:value-type="float">
            <text:p>27.60421883823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V Principal</text:p>
          </table:table-cell>
          <table:table-cell table:formula="of:=100*POWER(1+[.B2]/100;-6)" office:value-type="float" office:value="99.1005501018546" calcext:value-type="float">
            <text:p>99.10055010185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table:formula="of:=[.B1]" office:value-type="float" office:value="4.625" calcext:value-type="float">
            <text:p>4.625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Valeur Act au prochain Coupon</text:p>
          </table:table-cell>
          <table:table-cell table:style-name="ce3"/>
          <table:table-cell table:style-name="ce3" table:formula="of:=SUM([.C14:.C16])" office:value-type="float" office:value="131.329768940094" calcext:value-type="float">
            <text:p>131.32976894009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Reglement</text:p>
          </table:table-cell>
          <table:table-cell table:style-name="ce2" office:value-type="date" office:date-value="2021-03-18" calcext:value-type="date">
            <text:p>03/18/2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rochain Cp</text:p>
          </table:table-cell>
          <table:table-cell table:style-name="ce2" table:formula="of:=[.A11]" office:value-type="date" office:date-value="2021-03-30" calcext:value-type="date">
            <text:p>03/30/2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ncien Cp</text:p>
          </table:table-cell>
          <table:table-cell table:style-name="ce2" table:formula="of:=[.A12]" office:value-type="date" office:date-value="2020-03-30" calcext:value-type="date">
            <text:p>03/30/2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Jours CC</text:p>
          </table:table-cell>
          <table:table-cell table:formula="of:=[.B19]-[.B21]"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C</text:p>
          </table:table-cell>
          <table:table-cell table:style-name="ce3" table:formula="of:=ROUND([.B1]*[.B22]/365;3)" office:value-type="float" office:value="4.473" calcext:value-type="float">
            <text:p>4.473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Jours Act</text:p>
          </table:table-cell>
          <table:table-cell table:formula="of:=[.A11]-[.B19]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acteur Act</text:p>
          </table:table-cell>
          <table:table-cell table:formula="of:=POWER(1+[.B2]/100;-[.B25]/365)" office:value-type="float" office:value="0.999950493314865" calcext:value-type="float">
            <text:p>0.999950493314865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rix + CC</text:p>
          </table:table-cell>
          <table:table-cell table:style-name="ce3" table:formula="of:=ROUND([.F12]*[.B26];3)" office:value-type="float" office:value="131.323" calcext:value-type="float">
            <text:p>131.32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rix Pied de C</text:p>
          </table:table-cell>
          <table:table-cell table:style-name="ce3" table:formula="of:=ROUND([.B27]-[.B23];3)" office:value-type="float" office:value="126.85" calcext:value-type="float">
            <text:p>126.8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10:04:35.075163718</meta:creation-date>
    <dc:date>2023-02-20T14:57:19.534403326</dc:date>
    <meta:editing-duration>PT32M59S</meta:editing-duration>
    <meta:editing-cycles>3</meta:editing-cycles>
    <meta:generator>LibreOffice/7.3.7.2$Linux_X86_64 LibreOffice_project/30$Build-2</meta:generator>
    <meta:document-statistic meta:table-count="1" meta:cell-count="82" meta:object-count="0"/>
  </office:meta>
</office:document-meta>
</file>